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2067b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text-position="33% 58%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text-position="-33% 58%" fo:font-size="18pt" style:font-size-asian="18pt" style:font-size-complex="18pt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3"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svg:stroke-color="#0066ff" draw:fill="solid" draw:fill-color="#ffffff" draw:textarea-horizontal-align="justify" draw:textarea-vertical-align="middle" draw:auto-grow-height="false" style:run-through="foreground"/>
    </style:style>
    <style:style style:name="gr5" style:family="graphic">
      <style:graphic-properties draw:stroke="none" svg:stroke-color="#000000" draw:fill="none" draw:fill-color="#ffffff" fo:min-height="0.2126in" style:run-through="foreground"/>
    </style:style>
    <style:style style:name="gr6" style:family="graphic">
      <style:graphic-properties draw:stroke="none" svg:stroke-color="#000000" draw:fill="none" draw:fill-color="#ffffff" fo:min-height="0.2134in" style:run-through="foreground"/>
    </style:style>
    <style:style style:name="gr7" style:family="graphic">
      <style:graphic-properties draw:marker-start="Arrowheads_20_3" draw:marker-end="" draw:textarea-horizontal-align="center" draw:textarea-vertical-align="middle" style:run-through="foreground"/>
    </style:style>
    <style:style style:name="gr8" style:family="graphic">
      <style:graphic-properties svg:stroke-color="#0066cc" draw:fill="none" draw:fill-color="#ffffff" draw:textarea-horizontal-align="justify" draw:textarea-vertical-align="middle" draw:auto-grow-height="false" style:run-through="foreground"/>
    </style:style>
    <style:style style:name="gr9" style:family="graphic">
      <style:graphic-properties draw:fill="none" draw:textarea-horizontal-align="justify" draw:textarea-vertical-align="middle" draw:auto-grow-height="false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fo:min-height="0.2563in" style:run-through="foreground"/>
    </style:style>
    <style:style style:name="gr12" style:family="graphic">
      <style:graphic-properties draw:stroke="none" svg:stroke-color="#000000" draw:fill="none" draw:fill-color="#ffffff" fo:min-height="0.2555in" style:run-through="foreground"/>
    </style:style>
    <style:style style:name="gr13" style:family="graphic">
      <style:graphic-properties draw:marker-start="Arrowheads_20_3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2591in" style:run-through="foreground"/>
    </style:style>
    <style:style style:name="gr15" style:family="graphic">
      <style:graphic-properties draw:stroke="none" svg:stroke-color="#000000" draw:fill="none" draw:fill-color="#ffffff" fo:min-height="0.2583in" style:run-through="foreground"/>
    </style:style>
    <style:style style:name="gr16" style:family="graphic">
      <style:graphic-properties draw:stroke="none" svg:stroke-color="#000000" draw:fill="none" draw:fill-color="#ffffff" fo:min-height="0.3701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line draw:style-name="gr2" draw:text-style-name="P2" svg:x1="3.6626in" svg:y1="0.3591in" svg:x2="3.9039in" svg:y2="0.3591in"><text:p/></draw:line><draw:line draw:style-name="gr2" draw:text-style-name="P2" svg:x1="3.2535in" svg:y1="0.9315in" svg:x2="3.8984in" svg:y2="0.9315in"><text:p/></draw:line><draw:line draw:style-name="gr2" draw:text-style-name="P2" svg:x1="2.8083in" svg:y1="1.5697in" svg:x2="3.8984in" svg:y2="1.5697in"><text:p/></draw:line><draw:g draw:style-name="gr3"><draw:g draw:style-name="gr3"><draw:g draw:style-name="gr3"><draw:line draw:style-name="gr2" draw:text-style-name="P2" svg:x1="6.7465in" svg:y1="0.3508in" svg:x2="7.2425in" svg:y2="0.3508in"><text:p/></draw:line><draw:g draw:style-name="gr3"><draw:custom-shape draw:style-name="gr4" svg:width="2.8343in" svg:height="0.515in" svg:x="3.9039in" svg:y="0.1236in"><text:p text:style-name="P2">Kontroler przechylenia (oś X<text:span text:style-name="T1">b</text:span><text:span text:style-name="T2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svg:width="2.8921in" svg:height="0.5142in" svg:x="3.8984in" svg:y="0.7181in"><text:p text:style-name="P2">Kontroler pochylenia (oś Y<text:span text:style-name="T1">b</text:span><text:span text:style-name="T2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svg:width="2.8921in" svg:height="0.515in" svg:x="3.8984in" svg:y="1.3016in"><text:p text:style-name="P2">Kontroler odchylenia (oś Z<text:span text:style-name="T1">b</text:span><text:span text:style-name="T2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svg:width="0.5988in" svg:height="2.2476in" svg:x="7.2421in" svg:y="0.0929in"><text:p text:style-name="P2">K<text:span text:style-name="T3">-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2" draw:text-style-name="P2" svg:x1="6.7882in" svg:y1="0.9579in" svg:x2="7.2429in" svg:y2="0.9551in"><text:p/></draw:line><draw:line draw:style-name="gr2" draw:text-style-name="P2" svg:x1="6.7969in" svg:y1="1.5287in" svg:x2="7.2429in" svg:y2="1.5287in"><text:p/></draw:line></draw:g><draw:custom-shape draw:style-name="gr4" svg:width="0.5988in" svg:height="2.2476in" svg:x="7.2421in" svg:y="0.0929in"><text:p text:style-name="P2">K<text:span text:style-name="T3">-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draw:style-name="gr2" draw:text-style-name="P3" svg:x1="7.8413in" svg:y1="0.3508in" svg:x2="8.6701in" svg:y2="0.3508in"><text:p/></draw:line><draw:line draw:style-name="gr2" draw:text-style-name="P2" svg:x1="7.8413in" svg:y1="0.9551in" svg:x2="8.6701in" svg:y2="0.9551in"><text:p/></draw:line><draw:line draw:style-name="gr2" draw:text-style-name="P2" svg:x1="7.8413in" svg:y1="1.5287in" svg:x2="8.6701in" svg:y2="1.5287in"><text:p/></draw:line><draw:line draw:style-name="gr2" draw:text-style-name="P2" svg:x1="7.8413in" svg:y1="2.1614in" svg:x2="8.6701in" svg:y2="2.1614in"><text:p/></draw:line><draw:frame draw:style-name="gr5" draw:text-style-name="P4" svg:width="0.6634in" svg:height="0.213in" svg:x="7.8409in" svg:y="0.1382in"><draw:text-box><text:p text:style-name="P2"><text:span text:style-name="T4">PWM1</text:span></text:p></draw:text-box></draw:frame><draw:frame draw:style-name="gr6" draw:text-style-name="P4" svg:width="0.6634in" svg:height="0.2134in" svg:x="7.8409in" svg:y="0.7425in"><draw:text-box><text:p text:style-name="P2"><text:span text:style-name="T4">PWM2</text:span></text:p></draw:text-box></draw:frame><draw:frame draw:style-name="gr6" draw:text-style-name="P4" svg:width="0.6634in" svg:height="0.2134in" svg:x="7.8409in" svg:y="1.3161in"><draw:text-box><text:p text:style-name="P2"><text:span text:style-name="T4">PWM3</text:span></text:p></draw:text-box></draw:frame><draw:frame draw:style-name="gr5" draw:text-style-name="P4" svg:width="0.6634in" svg:height="0.213in" svg:x="7.8409in" svg:y="1.9492in"><draw:text-box><text:p text:style-name="P2"><text:span text:style-name="T4">PWM4</text:span></text:p></draw:text-box></draw:frame><draw:line draw:style-name="gr7" draw:text-style-name="P2" svg:x1="7.2425in" svg:y1="2.1614in" svg:x2="1.1587in" svg:y2="2.1614in"><text:p/></draw:line><draw:custom-shape draw:style-name="gr8" draw:text-style-name="P2" svg:width="0.7949in" svg:height="1.3087in" svg:x="8.9618in" svg:y="2.8492in"><text:p text:style-name="P2">Czujni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svg:width="0.3894in" svg:height="0.4622in" svg:x="9.1657in" svg:y="2.34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svg:width="1.3488in" svg:height="2.2476in" svg:x="8.665in" svg:y="0.0929in"><text:p text:style-name="P2">Kwadrokopt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0" draw:text-style-name="P2" svg:x1="8.9622in" svg:y1="3.0413in" svg:x2="3.4823in" svg:y2="3.0413in"><text:p/></draw:line><draw:line draw:style-name="gr10" draw:text-style-name="P2" svg:x1="8.9622in" svg:y1="3.511in" svg:x2="3.0622in" svg:y2="3.511in"><text:p/></draw:line><draw:line draw:style-name="gr10" draw:text-style-name="P2" svg:x1="8.9626in" svg:y1="3.9654in" svg:x2="2.6406in" svg:y2="3.9654in"><text:p/></draw:line><draw:frame draw:style-name="gr11" svg:width="2.9303in" svg:height="0.2567in" svg:x="4.265in" svg:y="2.7854in"><draw:text-box><text:p>Rzeczywista wartość przechylenia</text:p></draw:text-box></draw:frame><draw:frame draw:style-name="gr11" svg:width="2.9303in" svg:height="0.2567in" svg:x="4.265in" svg:y="3.2547in"><draw:text-box><text:p>Rzeczywista wartość pochylenia</text:p></draw:text-box></draw:frame><draw:frame draw:style-name="gr12" svg:width="2.9303in" svg:height="0.2559in" svg:x="4.265in" svg:y="3.7098in"><draw:text-box><text:p>Rzeczywista wartość odchylenia</text:p></draw:text-box></draw:frame><draw:custom-shape draw:style-name="gr9" draw:text-style-name="P2" svg:width="0.3697in" svg:height="0.4087in" svg:x="3.2854in" svg:y="0.160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" svg:width="0.3689in" svg:height="0.4094in" svg:x="2.8902in" svg:y="0.7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" svg:width="0.3689in" svg:height="0.4094in" svg:x="2.4449in" svg:y="1.3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3" draw:text-style-name="P2" svg:x1="3.4823in" svg:y1="0.5685in" svg:x2="3.4823in" svg:y2="3.0409in"><text:p/></draw:line><draw:line draw:style-name="gr13" draw:text-style-name="P2" svg:x1="3.0622in" svg:y1="1.1378in" svg:x2="3.0622in" svg:y2="3.511in"><text:p/></draw:line><draw:line draw:style-name="gr13" draw:text-style-name="P2" svg:x1="2.6406in" svg:y1="1.7539in" svg:x2="2.6406in" svg:y2="3.9654in"><text:p/></draw:line></draw:g><draw:line draw:style-name="gr13" draw:text-style-name="P2" svg:x1="3.285in" svg:y1="0.3465in" svg:x2="1.1587in" svg:y2="0.3465in"><text:p/></draw:line><draw:line draw:style-name="gr13" draw:text-style-name="P2" svg:x1="2.8902in" svg:y1="0.9299in" svg:x2="1.1587in" svg:y2="0.9299in"><text:p/></draw:line><draw:line draw:style-name="gr13" draw:text-style-name="P2" svg:x1="2.4449in" svg:y1="1.5638in" svg:x2="1.1587in" svg:y2="1.5638in"><text:p/></draw:line><draw:frame draw:style-name="gr12" svg:width="2.578in" svg:height="0.2559in" svg:x="-0.278in" svg:y="0.0902in"><draw:text-box><text:p>Zadana wartość przechylenia</text:p></draw:text-box></draw:frame><draw:frame draw:style-name="gr11" svg:width="2.4642in" svg:height="0.2567in" svg:x="-0.278in" svg:y="0.6736in"><draw:text-box><text:p>Zadana wartość pochylenia</text:p></draw:text-box></draw:frame><draw:frame draw:style-name="gr12" svg:width="2.3378in" svg:height="0.2559in" svg:x="-0.278in" svg:y="1.3083in"><draw:text-box><text:p>Zadana wartość odchylenia</text:p></draw:text-box></draw:frame><draw:frame draw:style-name="gr12" svg:width="2.3378in" svg:height="0.2559in" svg:x="-0.278in" svg:y="1.9063in"><draw:text-box><text:p>Zadany ciąg silników</text:p></draw:text-box></draw:frame><draw:frame draw:style-name="gr14" svg:width="0.1835in" svg:height="0.2594in" svg:x="3.1472in" svg:y="-0.0291in"><draw:text-box><text:p>+</text:p></draw:text-box></draw:frame><draw:frame draw:style-name="gr14" svg:width="0.1843in" svg:height="0.2594in" svg:x="2.763in" svg:y="0.5992in"><draw:text-box><text:p>+</text:p></draw:text-box></draw:frame><draw:frame draw:style-name="gr15" svg:width="0.1835in" svg:height="0.2587in" svg:x="2.3618in" svg:y="1.2091in"><draw:text-box><text:p>+</text:p></draw:text-box></draw:frame><draw:frame draw:style-name="gr16" svg:width="0.1504in" svg:height="0.3705in" svg:x="2.7539in" svg:y="1.6799in"><draw:text-box><text:p>-</text:p></draw:text-box></draw:frame><draw:frame draw:style-name="gr16" svg:width="0.1504in" svg:height="0.3705in" svg:x="3.1882in" svg:y="1.0791in"><draw:text-box><text:p>-</text:p></draw:text-box></draw:frame><draw:frame draw:style-name="gr16" svg:width="0.1504in" svg:height="0.3705in" svg:x="3.6146in" svg:y="0.5161in"><draw:text-box><text:p>-</text:p></draw:text-box></draw:fram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2:45:42.063382913</meta:creation-date>
    <dc:date>2015-10-05T00:41:51.661685798</dc:date>
    <meta:editing-duration>PT8M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